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H Sarabun New" svg:font-family="'TH Sarabun New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H Sarabun New" fo:font-size="16pt" officeooo:rsid="001666f9" officeooo:paragraph-rsid="001666f9" style:font-size-asian="16pt" style:font-name-complex="TH Sarabun New" style:font-size-complex="16pt"/>
    </style:style>
    <style:style style:name="P2" style:family="paragraph" style:parent-style-name="Standard">
      <style:text-properties style:font-name="TH Sarabun New" fo:font-size="16pt" officeooo:rsid="001666f9" officeooo:paragraph-rsid="0017c327" style:font-size-asian="16pt" style:font-name-complex="TH Sarabun New" style:font-size-complex="16pt"/>
    </style:style>
    <style:style style:name="P3" style:family="paragraph" style:parent-style-name="Standard" style:list-style-name="L1">
      <style:text-properties style:font-name="TH Sarabun New" fo:font-size="16pt" officeooo:rsid="001666f9" officeooo:paragraph-rsid="001807a0" style:font-size-asian="16pt" style:font-name-complex="TH Sarabun New" style:font-size-complex="16pt"/>
    </style:style>
    <style:style style:name="P4" style:family="paragraph" style:parent-style-name="Standard" style:list-style-name="L1">
      <style:text-properties style:font-name="TH Sarabun New" fo:font-size="16pt" officeooo:rsid="001666f9" officeooo:paragraph-rsid="001666f9" style:font-size-asian="16pt" style:font-name-complex="TH Sarabun New" style:font-size-complex="16pt"/>
    </style:style>
    <style:style style:name="P5" style:family="paragraph" style:parent-style-name="Standard" style:list-style-name="L1">
      <style:text-properties style:font-name="TH Sarabun New" fo:font-size="16pt" officeooo:rsid="001666f9" officeooo:paragraph-rsid="0017c327" style:font-size-asian="16pt" style:font-name-complex="TH Sarabun New" style:font-size-complex="16pt"/>
    </style:style>
    <style:style style:name="P6" style:family="paragraph" style:parent-style-name="Standard" style:list-style-name="L1">
      <style:text-properties style:font-name="TH Sarabun New" fo:font-size="16pt" officeooo:rsid="00199adf" officeooo:paragraph-rsid="00199adf" style:font-size-asian="16pt" style:font-name-complex="TH Sarabun New" style:font-size-complex="16pt"/>
    </style:style>
    <style:style style:name="T1" style:family="text">
      <style:text-properties officeooo:rsid="0017c327"/>
    </style:style>
    <style:style style:name="T2" style:family="text">
      <style:text-properties officeooo:rsid="001807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โครงการ LoveHotel</text:p>
      <text:p text:style-name="P1"/>
      <text:p text:style-name="P1">ประกอบด้วย</text:p>
      <text:list xml:id="list4233251870998456629" text:style-name="L1">
        <text:list-item>
          <text:p text:style-name="P3">ESP8266 Board <text:span text:style-name="T2">https://www.wemos.cc/</text:span></text:p>
        </text:list-item>
        <text:list-item>
          <text:p text:style-name="P4">Latching Relay</text:p>
        </text:list-item>
        <text:list-item>
          <text:p text:style-name="P5">mosquitto MQTT Server <text:span text:style-name="T1">https://mosquitto.org/</text:span></text:p>
        </text:list-item>
        <text:list-item>
          <text:p text:style-name="P6">https://github.com/mgdm/Mosquitto-PHP</text:p>
        </text:list-item>
        <text:list-item>
          <text:p text:style-name="P6">php5, php5-mysql </text:p>
        </text:list-item>
        <text:list-item>
          <text:p text:style-name="P6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H Sarabun New" svg:font-family="'TH Sarabun New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1:48:44.679000000</meta:creation-date>
    <dc:date>2017-07-31T19:32:07.431000000</dc:date>
    <meta:editing-duration>PT7M8S</meta:editing-duration>
    <meta:editing-cycles>5</meta:editing-cycles>
    <meta:generator>LibreOffice/5.2.4.2$Windows_x86 LibreOffice_project/3d5603e1122f0f102b62521720ab13a38a4e0eb0</meta:generator>
    <meta:document-statistic meta:table-count="0" meta:image-count="0" meta:object-count="0" meta:page-count="1" meta:paragraph-count="8" meta:word-count="22" meta:character-count="179" meta:non-whitespace-character-count="170"/>
  </office:meta>
</office:document-meta>
</file>